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tus.py$show_some_progress?language=Python&amp;location=user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Control 1" draw:style-name="gr1" draw:text-style-name="P1" svg:width="1.3441in" svg:height="0.3441in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10-11T15:36:56.872590594</meta:creation-date>
    <dc:date>2023-10-11T15:43:36.435183864</dc:date>
    <dc:creator>Libre Developer</dc:creator>
    <meta:editing-duration>PT6M39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7.5.5.2$Linux_X86_64 LibreOffice_project/50$Build-2</meta:generator>
  </office:meta>
</office:document-meta>
</file>